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top" fo:min-height="11.929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2cm" fo:margin-bottom="0cm" fo:text-align="star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729fcf"/>
    </style:style>
    <style:style style:name="T2" style:family="text">
      <style:text-properties style:use-window-font-color="true"/>
    </style:style>
    <style:style style:name="T3" style:family="text">
      <style:text-properties fo:color="#5a8fd2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autoyast“ [SSA 1007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1.684cm" svg:height="1.187cm" svg:x="6.858cm" svg:y="16.76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yast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stallationskonfiguration</text:p>
              </text:list-item>
              <text:list-item>
                <text:p>Fast alle Aspekte des Systems vorkonfigurieren</text:p>
              </text:list-item>
              <text:list-item>
                <text:p>Unbeaufsichtigte Systeminstallation</text:p>
              </text:list-item>
              <text:list-item>
                <text:p>XML-Konfiguration</text:p>
              </text:list-item>
              <text:list-item>
                <text:p>Klonen bestehender Syste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yast 2/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kumentation unter folgender URL:</text:p>
                <text:p><text:a xlink:href="https://www.suse.com/documentation/sles-12/book_autoyast/data/introduction.html" xlink:type="simple">https://www.suse.com/documentation/sles-12/book_autoyast/data/introduction.htm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-Konfiguration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p text:style-name="P3"><text:span text:style-name="T1"/></text:p>
            <text:p text:style-name="P3"><text:span text:style-name="T1">&lt;?xml version="1.0"?&gt;</text:span></text:p>
            <text:p text:style-name="P3"><text:span text:style-name="T1">&lt;!DOCTYPE profile&gt;</text:span></text:p>
            <text:p text:style-name="P3"><text:span text:style-name="T1">&lt;profile xmlns="http://www.suse.com/1.0/yast2ns" xmlns:config="</text:span><text:span text:style-name="T1"><text:a xlink:href="http://www.suse.com/1.0/configns" xlink:type="simple">http://www.suse.com/1.0/configns</text:a></text:span><text:span text:style-name="T1">"&gt;</text:span></text:p>
            <text:p text:style-name="P3"><text:span text:style-name="T1"><text:s text:c="3"/></text:span><text:span text:style-name="T1">&lt;...&gt;</text:span></text:p>
            <text:p text:style-name="P3"><text:span text:style-name="T1"><text:s text:c="2"/></text:span><text:span text:style-name="T1">&lt;keyboard&gt;</text:span></text:p>
            <text:p text:style-name="P3"><text:span text:style-name="T1"><text:s text:c="4"/></text:span><text:span text:style-name="T1">&lt;keyboard_values&gt;</text:span></text:p>
            <text:p text:style-name="P3"><text:span text:style-name="T1"><text:s text:c="6"/></text:span><text:span text:style-name="T1">&lt;delay/&gt;</text:span></text:p>
            <text:p text:style-name="P3"><text:span text:style-name="T1"><text:s text:c="6"/></text:span><text:span text:style-name="T1">&lt;discaps config:type="boolean"&gt;false&lt;/discaps&gt;</text:span></text:p>
            <text:p text:style-name="P3"><text:span text:style-name="T1"><text:s text:c="6"/></text:span><text:span text:style-name="T1">&lt;numlock/&gt;</text:span></text:p>
            <text:p text:style-name="P3"><text:span text:style-name="T1"><text:s text:c="6"/></text:span><text:span text:style-name="T1">&lt;rate/&gt;</text:span></text:p>
            <text:p text:style-name="P3"><text:span text:style-name="T1"><text:s text:c="4"/></text:span><text:span text:style-name="T1">&lt;/keyboard_values&gt;</text:span></text:p>
            <text:p text:style-name="P3"><text:span text:style-name="T1"><text:s text:c="4"/></text:span><text:span text:style-name="T1">&lt;keymap&gt;german-ch&lt;/keymap&gt;</text:span></text:p>
            <text:p text:style-name="P3"><text:span text:style-name="T1"><text:s text:c="2"/></text:span><text:span text:style-name="T1">&lt;/keyboard&gt;</text:span></text:p>
            <text:p text:style-name="P3"><text:span text:style-name="T1"><text:s text:c="2"/></text:span><text:span text:style-name="T1">&lt;timezone&gt;</text:span></text:p>
            <text:p text:style-name="P3"><text:span text:style-name="T1"><text:s text:c="4"/></text:span><text:span text:style-name="T1">&lt;hwclock&gt;UTC&lt;/hwclock&gt;</text:span></text:p>
            <text:p text:style-name="P3"><text:span text:style-name="T1"><text:s text:c="4"/></text:span><text:span text:style-name="T1">&lt;timezone&gt;Europe/Zurich&lt;/timezone&gt;</text:span></text:p>
            <text:p text:style-name="P3"><text:span text:style-name="T1"><text:s text:c="2"/></text:span><text:span text:style-name="T1">&lt;/timezone&gt;</text:span></text:p>
            <text:p text:style-name="P3"><text:span text:style-name="T1"><text:s text:c="3"/></text:span><text:span text:style-name="T1">&lt;...&gt;</text:span></text:p>
            <text:p text:style-name="P3"><text:span text:style-name="T1">&lt;/profile&gt;</text:span></text:p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Die wichtigsten Befehl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yast 1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stellen einer autoyast-Datei für den System-Klon</text:p>
                <text:p><text:span text:style-name="T1">sudo yast2 clone_system</text:span></text:p>
                <text:p><text:span text:style-name="T2">→ </text:span><text:span text:style-name="T2">Erstellt die Datei „</text:span><text:span text:style-name="T1">/root/autoinst.xml</text:span><text:span text:style-name="T2">“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utoyast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Slides</text:span></text:p>
                <text:p><text:span text:style-name="T4">Adfinis SyGroup AG, 2016, Attribution-NonCommercial 2.0</text:span><text:span text:style-name="T4"><text:line-break/></text:span><text:span text:style-name="T4">(CC BY-NC 2.0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3T17:10:56.476134598</dc:date>
    <dc:creator>Philipp Marmet</dc:creator>
    <meta:editing-duration>PT11H34M59S</meta:editing-duration>
    <meta:editing-cycles>114</meta:editing-cycles>
    <meta:generator>LibreOffice/5.2.0.4$Linux_X86_64 LibreOffice_project/20m0$Build-4</meta:generator>
    <meta:document-statistic meta:object-count="53"/>
    <meta:user-defined meta:name="Modul_Area">SSA</meta:user-defined>
    <meta:user-defined meta:name="Modul_ID">1007</meta:user-defined>
    <meta:user-defined meta:name="Modul_Name">autoyast</meta:user-defined>
    <meta:user-defined meta:name="Test">test</meta:user-defined>
  </office:meta>
</office:document-meta>
</file>